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 - в контексте "Wordpress Разработка Плагинов"</text:p>
      <text:p text:style-name="Standard">ChatGPT</text:p>
      <text:p text:style-name="P1">ChatGPT</text:p>
      <text:p text:style-name="Text_20_body">Для минимального изучения и использования разработки плагинов для Wordpress вам понадобится следующее:</text:p>
      <text:list xml:id="list7601734741748258016" text:style-name="L1">
        <text:list-item>
          <text:p text:style-name="P2"><text:span text:style-name="Strong_20_Emphasis">Основы PHP:</text:span> Понимание основ PHP, таких как переменные, массивы, функции, условия и циклы. Это позволит вам понимать и создавать простые функции и скрипты для вашего плагина.</text:p>
        </text:list-item>
        <text:list-item>
          <text:p text:style-name="P2"><text:span text:style-name="Strong_20_Emphasis">API Wordpress:</text:span> Основное знание API Wordpress, включая простые функции работы с контентом, базой данных и хуками. Это позволит вам создавать простые плагины, добавляющие базовую функциональность.</text:p>
        </text:list-item>
        <text:list-item>
          <text:p text:style-name="P2"><text:span text:style-name="Strong_20_Emphasis">HTML и CSS:</text:span> Основное понимание HTML и CSS для создания простых пользовательских интерфейсов и стилей для вашего плагина. Это позволит вам создавать простые административные страницы и элементы управления.</text:p>
        </text:list-item>
        <text:list-item>
          <text:p text:style-name="P2"><text:span text:style-name="Strong_20_Emphasis">Редактор кода:</text:span> Наличие редактора кода, такого как Visual Studio Code, Sublime Text или PhpStorm, для написания и редактирования кода вашего плагина.</text:p>
        </text:list-item>
        <text:list-item>
          <text:p text:style-name="P2"><text:span text:style-name="Strong_20_Emphasis">Документация Wordpress:</text:span> Умение использовать официальную документацию Wordpress для поиска информации о доступных функциях и хуках.</text:p>
        </text:list-item>
      </text:list>
      <text:p text:style-name="Text_20_body">С помощью этих базовых знаний вы сможете создавать простые плагины для Wordpress и постепенно расширять свои навыки и знания по мере продвижения в изучен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4$Win32 OpenOffice.org_project/4114m1$Build-9811</meta:generator>
    <dc:date>2024-05-01T23:19:06.32</dc:date>
    <meta:document-statistic meta:table-count="0" meta:image-count="0" meta:object-count="0" meta:page-count="1" meta:paragraph-count="10" meta:word-count="171" meta:character-count="1231"/>
    <dc:creator>Dima Wide</dc:creator>
    <meta:user-defined meta:name="Info 1"/>
    <meta:user-defined meta:name="Info 2"/>
    <meta:user-defined meta:name="Info 3"/>
    <meta:user-defined meta:name="Info 4"/>
  </office:meta>
</office:document-meta>
</file>